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Times New Roman'" style:font-family-generic="roman"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Times New Roman'" style:font-family-generic="roman"/>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0.903cm"/>
      <style:paragraph-properties style:writing-mode="lr-tb"/>
    </style:style>
    <style:style style:name="pr13" style:family="presentation" style:parent-style-name="Sub_20_Headline-notes">
      <style:graphic-properties fo:min-height="7.111cm"/>
      <style:paragraph-properties style:writing-mode="lr-tb"/>
    </style:style>
    <style:style style:name="pr14" style:family="presentation" style:parent-style-name="Sub_20_Headline-notes">
      <style:graphic-properties fo:min-height="17.539cm"/>
      <style:paragraph-properties style:writing-mode="lr-tb"/>
    </style:style>
    <style:style style:name="pr15" style:family="presentation" style:parent-style-name="Sub_20_Headline-notes">
      <style:graphic-properties fo:min-height="13.747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741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it" fo:country="IT"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casa vera. Ada, la sua mamma e il suo fratellino Alan vivevano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vi si perdeva sistematicamente. La villa di Zangemann era in alto su una collina, da dove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I computer avevano sempre affascinato Zangemann fin da bambino.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sul suo skateboard, in modo che questi avesse potuto fare un bel rumore mentre lo si guidava, come la sirena dei vigili del fuoco o come il lancio di un razzo. Avrebbe inventato una macchina per il gelato per miscelare i gusti più incredibili e venderli automaticamente! Le macchine sarebbero state posizionate all’angolo di ogni strada e lui avrebbe potuto avere il gelato al suo gusto preferito ogni volta che ne avesse avuto voglia. Avrebbe costruito inoltre un robot per la pulizia e una macchina per lo smistamento dei mattoncini per le costruzioni, in modo che la sua camera fosse stata sempre pulita e ordinata. Zangemann aveva nuove idee come queste ogni giorno e non riusciva a pensare a nient’altro.</text:p>
              <text:p/>
              <text:p>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text:span text:style-name="T1">Grandi e piccini amavano le sue invenzioni. Tutti i bambini volevano avere uno skateboard di Zangemann con incorporato l’ultimo rombo per poterlo mostrare ai loro amici nel cortile della scuola, molti possedevano anche i suoi pratici altoparlanti portatili che riproducevano istantaneamente qualsiasi canzone si fosse in grado di nominare. E, se per caso fosse rimasto qualche soldo in tasca, nel pomeriggio </text:span>potevano mangiare un gelato mescolato automaticamente da una delle macchine-mischia-gelato originali Zangemann. Sembrava una cosa magica, ma in realtà tutto questo era possibile grazie al piccolo computer che Zangemann aveva incorporato nei dispositivi.</text:p>
              <text:p/>
              <text:p><text:span text:style-name="T1">Queste invenzioni erano molto popolari a</text:span>nche alla scuola di Ada, tanti dei suoi amici se ne andavano in giro su quei fantastici skateboard. Ada era spesso triste, perché sua mamma non poteva comprarle nessuna di quelle cose: niente skateboard, niente altoparlanti, niente gelato.</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vicino ad una discarica che era ricca di molte apparecchiature rotte e pezzi arrugginiti. Per gioco Ada metteva insieme questi pezzi per realizzare nuove fantastiche cose: una macchinina senza motore, che lei e il suo fratellino Alan utilizzavano per sfrecciare giù dalle colline, un mulino a vento, o dei terrificanti mostri di spazzatura, che poi avrebbero combattuto insieme. Trovava anche molti oggetti utili, tra cui un vecchio cellulare con lo schermo crepato. Ada pensò che avrebbe potuto aggiustarlo e, anche se nella discarica non c’era Internet, avrebbe poi potuto connettersi da qualche altra parte.</text:p>
              <text:p text:style-name="P2"/>
              <text:p text:style-name="P2">Ada era così entusiasta nel trovare e riparare cose rotte dalla discarica che si dimenticò completamente degli skateboard e del gelato.</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proprio gusto preferito, ma che cosa avrebbero potuto farci? Al di là di questo dettaglio, c’era comunque gelato in ogni angolo della città.</text:p>
              <text:p/>
              <text:p>Zangemann si divertiva tantissimo a premere i pulsanti scintillanti e guardare la gente mangiare il suo gelato. Ogni giorno trascorreva molte ore davanti al suo computer dorato; e poi guardava giù, verso la città, con un lungo cannocchiale e ammirava quanto egregiamente le sue invenzioni eseguissero i suoi comandi.</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su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bel giorno Zangemann pensò: «Oggi voglio guardare da vicino le mie invenzioni!». Mise quindi via il suo grande cannocchiale e scese l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ammirando orgogliosamente un gruppo di persone che stavano leccando il gelato al cocco – la varietà del giorno.</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e all’improvviso sentì una musica molto forte. Non aveva mai udito niente di così orribile. Si guardò intorno e vide che la musica usciva da uno degli altoparlanti che aveva inventato, in mano ad un bambino dall’altra parte della strada. Il bambino sembrava apprezzare la musica, che però faceva venire a Zangemann un terribile mal di testa, peggiorando ulteriormente il suo umore. Non avrebbe mai immaginato che la sua passeggiata sarebbe finita in quel modo!</text:p>
              <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el bel mezzo della notte, non riuscendo a dormire, si sedette davanti al suo computer dorato e diede il comando a tutti i minicomputer negli skateboard di non poter andare più sui marciapiedi. Ordinò al piccolo computer inserito nelle casse di riprodurre solo musica a basso volume, ad eccezione della sua musica preferita, che immediatamente riprodusse per migliorare il suo umore.</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Il giorno dopo alla scuola di Ada c’era un grande fermento. Gli skateboard non funzionavano più sulla strada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ise insieme alcune parti di tre bici rotte, ne costruì una nuova, la regalò a sua mamma per andare al lavoro in modo da poter risparmiare i soldi del biglietto dell’autobus. Ada costruì poi una cassa per suo fratello, in modo che questi potesse dormire la sera ascoltando delle belle storie, nel caso la mamma non fosse ancora tornata dal lavoro.</text:p>
              <text:p/>
              <text:p>Dopo qualche giorno, tutti si erano già dimenticati di cosa era successo alla scuola di Ada. Gli skateboard non andavano più sui marciapiedi, ma a parte questo funzionavano ancora. E allo stesso modo i bambini giravano in tondo nel cortile della scuola, ascoltando musica tranquilla. Si sentiva però solo una divertente marcetta pomposa che continuava ad essere riprodotta a volume invariato: un po’ misterioso.</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e che poteva prendere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ch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2" draw:text-style-name="P2" draw:layer="layout" svg:width="16.799cm" svg:height="10.903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i compagni di classe incuriositi.</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Costruirono un sistema di irrigazione automatico da un vecchio computer e da vecchi tubi per l’autista dell’autobus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3"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verrà multato con 500.000 pezzi d’oro!».</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laborarono quindi un piano…</text:p>
            </draw:text-box>
          </draw:frame>
        </presentation:notes>
      </draw:page>
      <draw:page draw:name="page21" draw:style-name="dp1" draw:master-page-name="Sub_20_Headline" presentation:presentation-page-layout-name="AL1T1">
        <office:forms form:automatic-focus="false" form:apply-design-mode="false"/>
        <draw:g>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text:p>
              <text:p/>
              <text:p>«Per la libertà del software!» risposero in coro, e raccontarono agli adulti la loro storia. Impressionati dalla vicenda, gli adulti annuirono con la testa,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il Presidente passò davanti ai bambini bagnati e gocciolanti e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cosa fosse permesso fare con i propri computer e cosa no. Ma non sapeva nulla di computer e di codice e quindi aveva sempre lasciato la gestione a Zangemann. Assorto da questi pensieri, il Presidente entrò quindi in parlamento.</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Il giorno dopo il Presidente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immediatamente i suoi consiglieri in una grande riunione 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Infur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2"><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3">Il libro “Ada &amp; Zangemann – Una storia che parla di software, skateboard e galato al lampone” di Matthias Kirschner e Sandra Brandstätter, è dato con la licenza "Creative Commons Attribution-Share Alike 4.0 International (CC BY-SA 4.0)".</text:span></text:p>
            <text:p text:style-name="P6"><text:span text:style-name="T3"/></text:p>
            <text:p text:style-name="P6"><text:span text:style-name="T3"><text:a xlink:href="https://creativecommons.org/licenses/by-sa/4.0/" xlink:type="simple">https://creativecommons.org/licenses/by-sa/4.0/</text:a></text:span></text:p>
            <text:p text:style-name="P6"><text:span text:style-name="T3"/></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Times New Roman'" style:font-family-generic="roman"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Times New Roman'" style:font-family-generic="roman"/>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2"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3" fo:font-family="'Liberation Serif', 'Times New Roman'" style:font-family-generic="roman" fo:font-size="10pt" style:font-name-asian="Liberation Serif3" style:font-family-asian="'Liberation Serif', 'Times New Roman'" style:font-family-generic-asian="roman" style:font-name-complex="Liberation Serif3" style:font-family-complex="'Liberation Serif', 'Times New Roman'" style:font-family-generic-complex="roman" style:font-size-complex="10pt"/>
    </style:style>
    <style:style style:name="Indice" style:family="graphic">
      <style:paragraph-properties style:text-autospace="none"/>
      <style:text-properties style:font-name-complex="Lohit Marathi"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4-26T13:26:08.846876390</dc:date>
    <meta:editing-duration>PT5H24M8S</meta:editing-duration>
    <meta:editing-cycles>42</meta:editing-cycles>
    <meta:generator>LibreOffice/7.4.5.1$Linux_X86_64 LibreOffice_project/40$Build-1</meta:generator>
    <dc:creator>Luca Bonissi</dc:creator>
    <meta:document-statistic meta:object-count="189"/>
  </office:meta>
</office:document-meta>
</file>